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2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. Jastrow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9 December 1873</text:p>
      <text:p text:style-name="P4">Month<text:tab/><text:tab/><text:tab/><text:tab/><text:tab/><text:tab/>December</text:p>
      <text:p text:style-name="P4">Year<text:tab/><text:tab/><text:tab/><text:tab/><text:tab/><text:tab/>1873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<text:tab/>Rev S. Morais/</text:span></text:p>
      <text:p text:style-name="P2"><text:span text:style-name="T1">Pha Decbr 29. 73/</text:span></text:p>
      <text:p text:style-name="P2"><text:span text:style-name="T1">Dear Friend! Mr David Cohen's/ Mother in Law is to be buried on Sunday/ next, and as I am unable to officiate,/ he wishes me to ask you to act for/ me./</text:span></text:p>
      <text:p text:style-name="P2"><text:span text:style-name="T1">I hope, you will readily do me the favor/ and officiate. <text:s/>All you will have to do/ is the delivery of an address, the services/ will be conducted by Mr Frankel./</text:span></text:p>
      <text:p text:style-name="P2"><text:span text:style-name="T1">Give Mr Cohen your decision./</text:span></text:p>
      <text:p text:style-name="P2"><text:span text:style-name="T1"><text:tab/>Your Friend/</text:span></text:p>
      <text:p text:style-name="P2"><text:span text:style-name="T1"><text:tab/><text:tab/>M Jastro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10:09:19</meta:creation-date>
    <dc:date>2009-05-19T10:14:39</dc:date>
    <dc:language>en-US</dc:language>
    <meta:editing-cycles>2</meta:editing-cycles>
    <meta:editing-duration>PT5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42" meta:character-count="1685"/>
  </office:meta>
</office:document-meta>
</file>